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add view to add encryp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 table:number-rows-repeated="10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1" calcext:value-type="float">
            <text:p>141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4" calcext:value-type="float">
            <text:p>34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09:48:11.3916979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1T09:49:05.270248432</dc:date>
    <meta:editing-duration>PT18H8M26S</meta:editing-duration>
    <meta:editing-cycles>84</meta:editing-cycles>
    <meta:generator>LibreOffice/6.0.7.3$Linux_X86_64 LibreOffice_project/00m0$Build-3</meta:generator>
    <meta:document-statistic meta:table-count="1" meta:cell-count="114" meta:object-count="0"/>
  </office:meta>
</office:document-meta>
</file>